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90-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1’</text:p>
          </table:table-cell>
          <table:covered-table-cell table:style-name="ce4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2’</text:p>
          </table:table-cell>
          <table:covered-table-cell table:style-name="ce4"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3’</text:p>
          </table:table-cell>
          <table:covered-table-cell table:style-name="ce1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4’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.3" calcext:value-type="float">
            <text:p>208.3</text:p>
          </table:table-cell>
          <table:table-cell office:value-type="float" office:value="0" calcext:value-type="float">
            <text:p>0</text:p>
          </table:table-cell>
          <table:table-cell office:value-type="float" office:value="208.26" calcext:value-type="float">
            <text:p>208.26</text:p>
          </table:table-cell>
          <table:table-cell office:value-type="float" office:value="0.05" calcext:value-type="float">
            <text:p>0.05</text:p>
          </table:table-cell>
          <table:table-cell office:value-type="float" office:value="207.26" calcext:value-type="float">
            <text:p>207.26</text:p>
          </table:table-cell>
          <table:table-cell office:value-type="float" office:value="-208.9" calcext:value-type="float">
            <text:p>-208.9</text:p>
          </table:table-cell>
          <table:table-cell office:value-type="float" office:value="207.3" calcext:value-type="float">
            <text:p>207.3</text:p>
          </table:table-cell>
          <table:table-cell office:value-type="float" office:value="-208.86" calcext:value-type="float">
            <text:p>-208.86</text:p>
          </table:table-cell>
          <table:table-cell office:value-type="float" office:value="-1.77" calcext:value-type="float">
            <text:p>-1.77</text:p>
          </table:table-cell>
          <table:table-cell office:value-type="float" office:value="-206.86" calcext:value-type="float">
            <text:p>-206.86</text:p>
          </table:table-cell>
          <table:table-cell office:value-type="float" office:value="-1.72" calcext:value-type="float">
            <text:p>-1.72</text:p>
          </table:table-cell>
          <table:table-cell office:value-type="float" office:value="-206.91" calcext:value-type="float">
            <text:p>-206.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5" calcext:value-type="float">
            <text:p>0.85</text:p>
          </table:table-cell>
          <table:table-cell office:value-type="float" office:value="1.21" calcext:value-type="float">
            <text:p>1.21</text:p>
          </table:table-cell>
          <table:table-cell office:value-type="float" office:value="0.81" calcext:value-type="float">
            <text:p>0.81</text:p>
          </table:table-cell>
          <table:table-cell office:value-type="float" office:value="209.21" calcext:value-type="float">
            <text:p>209.21</text:p>
          </table:table-cell>
          <table:table-cell office:value-type="float" office:value="-3.16" calcext:value-type="float">
            <text:p>-3.16</text:p>
          </table:table-cell>
          <table:table-cell office:value-type="float" office:value="209.17" calcext:value-type="float">
            <text:p>209.17</text:p>
          </table:table-cell>
          <table:table-cell office:value-type="float" office:value="-3.11" calcext:value-type="float">
            <text:p>-3.11</text:p>
          </table:table-cell>
          <table:table-cell office:value-type="float" office:value="207.18" calcext:value-type="float">
            <text:p>207.18</text:p>
          </table:table-cell>
          <table:table-cell office:value-type="float" office:value="-212" calcext:value-type="float">
            <text:p>-212</text:p>
          </table:table-cell>
          <table:table-cell office:value-type="float" office:value="204.23" calcext:value-type="float">
            <text:p>204.23</text:p>
          </table:table-cell>
          <table:table-cell office:value-type="float" office:value="-211.96" calcext:value-type="float">
            <text:p>-211.96</text:p>
          </table:table-cell>
          <table:table-cell office:value-type="float" office:value="-4.38" calcext:value-type="float">
            <text:p>-4.38</text:p>
          </table:table-cell>
          <table:table-cell office:value-type="float" office:value="-205.99" calcext:value-type="float">
            <text:p>-205.99</text:p>
          </table:table-cell>
          <table:table-cell office:value-type="float" office:value="-4.33" calcext:value-type="float">
            <text:p>-4.33</text:p>
          </table:table-cell>
          <table:table-cell office:value-type="float" office:value="-206.03" calcext:value-type="float">
            <text:p>-206.0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office:value-type="float" office:value="1.89" calcext:value-type="float">
            <text:p>1.89</text:p>
          </table:table-cell>
          <table:table-cell office:value-type="float" office:value="2.57" calcext:value-type="float">
            <text:p>2.57</text:p>
          </table:table-cell>
          <table:table-cell office:value-type="float" office:value="1.85" calcext:value-type="float">
            <text:p>1.85</text:p>
          </table:table-cell>
          <table:table-cell office:value-type="float" office:value="211.37" calcext:value-type="float">
            <text:p>211.37</text:p>
          </table:table-cell>
          <table:table-cell office:value-type="float" office:value="-6.13" calcext:value-type="float">
            <text:p>-6.13</text:p>
          </table:table-cell>
          <table:table-cell office:value-type="float" office:value="211.32" calcext:value-type="float">
            <text:p>211.32</text:p>
          </table:table-cell>
          <table:table-cell office:value-type="float" office:value="-6.08" calcext:value-type="float">
            <text:p>-6.08</text:p>
          </table:table-cell>
          <table:table-cell office:value-type="float" office:value="202.36" calcext:value-type="float">
            <text:p>202.36</text:p>
          </table:table-cell>
          <table:table-cell office:value-type="float" office:value="-214.71" calcext:value-type="float">
            <text:p>-214.71</text:p>
          </table:table-cell>
          <table:table-cell office:value-type="float" office:value="202.41" calcext:value-type="float">
            <text:p>202.41</text:p>
          </table:table-cell>
          <table:table-cell office:value-type="float" office:value="-214.66" calcext:value-type="float">
            <text:p>-214.66</text:p>
          </table:table-cell>
          <table:table-cell office:value-type="float" office:value="-5.53" calcext:value-type="float">
            <text:p>-5.53</text:p>
          </table:table-cell>
          <table:table-cell office:value-type="float" office:value="-204.73" calcext:value-type="float">
            <text:p>-204.73</text:p>
          </table:table-cell>
          <table:table-cell office:value-type="float" office:value="-5.49" calcext:value-type="float">
            <text:p>-5.49</text:p>
          </table:table-cell>
          <table:table-cell office:value-type="float" office:value="-204.78" calcext:value-type="float">
            <text:p>-204.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43" calcext:value-type="float">
            <text:p>5.43</text:p>
          </table:table-cell>
          <table:table-cell office:value-type="float" office:value="2.97" calcext:value-type="float">
            <text:p>2.97</text:p>
          </table:table-cell>
          <table:table-cell office:value-type="float" office:value="5.38" calcext:value-type="float">
            <text:p>5.38</text:p>
          </table:table-cell>
          <table:table-cell office:value-type="float" office:value="2.93" calcext:value-type="float">
            <text:p>2.9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(([.C9]-[.C8])+([.C10]-[.C9])+([.C11]-[.C10]))/3" office:value-type="float" office:value="1.81" calcext:value-type="float">
            <text:p>1.81</text:p>
          </table:table-cell>
          <table:table-cell table:formula="of:=(([.D9]-[.D8])+([.D10]-[.D9])+([.D11]-[.D10]))/3" office:value-type="float" office:value="0.99" calcext:value-type="float">
            <text:p>0.99</text:p>
          </table:table-cell>
          <table:table-cell table:formula="of:=(([.E9]-[.E8])+([.E10]-[.E9])+([.E11]-[.E10]))/3" office:value-type="float" office:value="1.79333333333333" calcext:value-type="float">
            <text:p>1.7933333333</text:p>
          </table:table-cell>
          <table:table-cell table:formula="of:=(([.F9]-[.F8])+([.F10]-[.F9])+([.F11]-[.F10]))/3" office:value-type="float" office:value="0.976666666666667" calcext:value-type="float">
            <text:p>0.9766666667</text:p>
          </table:table-cell>
          <table:table-cell table:formula="of:=(([.G9]-[.G8])+([.G10]-[.G9]))/2" office:value-type="float" office:value="1.535" calcext:value-type="float">
            <text:p>1.535</text:p>
          </table:table-cell>
          <table:table-cell table:formula="of:=(([.H9]-[.H8])+([.H10]-[.H9]))/2" office:value-type="float" office:value="-3.065" calcext:value-type="float">
            <text:p>-3.065</text:p>
          </table:table-cell>
          <table:table-cell table:formula="of:=(([.I9]-[.I8])+([.I10]-[.I9]))/2" office:value-type="float" office:value="1.53" calcext:value-type="float">
            <text:p>1.53</text:p>
          </table:table-cell>
          <table:table-cell table:formula="of:=(([.J9]-[.J8])+([.J10]-[.J9]))/2" office:value-type="float" office:value="-3.065" calcext:value-type="float">
            <text:p>-3.065</text:p>
          </table:table-cell>
          <table:table-cell table:formula="of:=(([.K9]-[.K8])+([.K10]-[.K9]))/2" office:value-type="float" office:value="-2.44999999999999" calcext:value-type="float">
            <text:p>-2.45</text:p>
          </table:table-cell>
          <table:table-cell table:formula="of:=(([.L9]-[.L8])+([.L10]-[.L9]))/2" office:value-type="float" office:value="-2.905" calcext:value-type="float">
            <text:p>-2.905</text:p>
          </table:table-cell>
          <table:table-cell table:formula="of:=(([.M9]-[.M8])+([.M10]-[.M9]))/2" office:value-type="float" office:value="-2.44500000000001" calcext:value-type="float">
            <text:p>-2.445</text:p>
          </table:table-cell>
          <table:table-cell table:formula="of:=(([.N9]-[.N8])+([.N10]-[.N9]))/2" office:value-type="float" office:value="-2.89999999999999" calcext:value-type="float">
            <text:p>-2.9</text:p>
          </table:table-cell>
          <table:table-cell table:formula="of:=(([.O9]-[.O8])+([.O10]-[.O9]))/2" office:value-type="float" office:value="-1.88" calcext:value-type="float">
            <text:p>-1.88</text:p>
          </table:table-cell>
          <table:table-cell table:formula="of:=(([.P9]-[.P8])+([.P10]-[.P9]))/2" office:value-type="float" office:value="1.06500000000001" calcext:value-type="float">
            <text:p>1.065</text:p>
          </table:table-cell>
          <table:table-cell table:formula="of:=(([.Q9]-[.Q8])+([.Q10]-[.Q9]))/2" office:value-type="float" office:value="-1.885" calcext:value-type="float">
            <text:p>-1.885</text:p>
          </table:table-cell>
          <table:table-cell table:formula="of:=(([.R9]-[.R8])+([.R10]-[.R9]))/2" office:value-type="float" office:value="1.065" calcext:value-type="float">
            <text:p>1.06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tal x-change:</text:p>
          </table:table-cell>
          <table:table-cell table:formula="of:=SUM([.C13]+[.E13]+[.G13]+[.I13]+[.K13]+[.M13]+[.O13]+[.Q13])/8" office:value-type="float" office:value="-0.248958333333333" calcext:value-type="float">
            <text:p>-0.248958333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 y-change:</text:p>
          </table:table-cell>
          <table:table-cell table:formula="of:=SUM([.D13]+[.F13]+[.H13]+[.J13]+[.L13]+[.N13]+[.P13]+[.R13])/8" office:value-type="float" office:value="-0.979791666666665" calcext:value-type="float">
            <text:p>-0.979791666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otal change:</text:p>
          </table:table-cell>
          <table:table-cell table:style-name="ce1" table:formula="of:=([.C17]+[.C18])/2" office:value-type="float" office:value="-0.614374999999999" calcext:value-type="float">
            <text:p>-0.614375</text:p>
          </table:table-cell>
          <table:table-cell table:number-columns-repeated="15"/>
        </table:table-row>
      </table:table>
      <table:table table:name="90+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1’</text:p>
          </table:table-cell>
          <table:covered-table-cell table:style-name="ce4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2’</text:p>
          </table:table-cell>
          <table:covered-table-cell table:style-name="ce4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3’</text:p>
          </table:table-cell>
          <table:covered-table-cell table:style-name="ce1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4’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.69" calcext:value-type="float">
            <text:p>208.69</text:p>
          </table:table-cell>
          <table:table-cell office:value-type="float" office:value="0" calcext:value-type="float">
            <text:p>0</text:p>
          </table:table-cell>
          <table:table-cell office:value-type="float" office:value="208.64" calcext:value-type="float">
            <text:p>208.64</text:p>
          </table:table-cell>
          <table:table-cell office:value-type="float" office:value="-0.05" calcext:value-type="float">
            <text:p>-0.05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8.51" calcext:value-type="float">
            <text:p>208.51</text:p>
          </table:table-cell>
          <table:table-cell office:value-type="float" office:value="207.7" calcext:value-type="float">
            <text:p>207.7</text:p>
          </table:table-cell>
          <table:table-cell office:value-type="float" office:value="208.47" calcext:value-type="float">
            <text:p>208.47</text:p>
          </table:table-cell>
          <table:table-cell office:value-type="float" office:value="-0.34" calcext:value-type="float">
            <text:p>-0.34</text:p>
          </table:table-cell>
          <table:table-cell office:value-type="float" office:value="206.48" calcext:value-type="float">
            <text:p>206.48</text:p>
          </table:table-cell>
          <table:table-cell office:value-type="float" office:value="-0.29" calcext:value-type="float">
            <text:p>-0.29</text:p>
          </table:table-cell>
          <table:table-cell office:value-type="float" office:value="206.53" calcext:value-type="float">
            <text:p>206.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-2.4" calcext:value-type="float">
            <text:p>-2.4</text:p>
          </table:table-cell>
          <table:table-cell office:value-type="float" office:value="2.65" calcext:value-type="float">
            <text:p>2.65</text:p>
          </table:table-cell>
          <table:table-cell office:value-type="float" office:value="-2.36" calcext:value-type="float">
            <text:p>-2.36</text:p>
          </table:table-cell>
          <table:table-cell office:value-type="float" office:value="210.66" calcext:value-type="float">
            <text:p>210.66</text:p>
          </table:table-cell>
          <table:table-cell office:value-type="float" office:value="1.61" calcext:value-type="float">
            <text:p>1.61</text:p>
          </table:table-cell>
          <table:table-cell office:value-type="float" office:value="210.61" calcext:value-type="float">
            <text:p>210.61</text:p>
          </table:table-cell>
          <table:table-cell office:value-type="float" office:value="1.57" calcext:value-type="float">
            <text:p>1.57</text:p>
          </table:table-cell>
          <table:table-cell office:value-type="float" office:value="205.64" calcext:value-type="float">
            <text:p>205.64</text:p>
          </table:table-cell>
          <table:table-cell office:value-type="float" office:value="209.81" calcext:value-type="float">
            <text:p>209.81</text:p>
          </table:table-cell>
          <table:table-cell office:value-type="float" office:value="205.69" calcext:value-type="float">
            <text:p>205.69</text:p>
          </table:table-cell>
          <table:table-cell office:value-type="float" office:value="209.77" calcext:value-type="float">
            <text:p>209.77</text:p>
          </table:table-cell>
          <table:table-cell office:value-type="float" office:value="-3.17" calcext:value-type="float">
            <text:p>-3.17</text:p>
          </table:table-cell>
          <table:table-cell office:value-type="float" office:value="203.78" calcext:value-type="float">
            <text:p>203.78</text:p>
          </table:table-cell>
          <table:table-cell office:value-type="float" office:value="-3.13" calcext:value-type="float">
            <text:p>-3.13</text:p>
          </table:table-cell>
          <table:table-cell office:value-type="float" office:value="203.83" calcext:value-type="float">
            <text:p>203.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85" calcext:value-type="float">
            <text:p>3.85</text:p>
          </table:table-cell>
          <table:table-cell office:value-type="float" office:value="-5" calcext:value-type="float">
            <text:p>-5</text:p>
          </table:table-cell>
          <table:table-cell office:value-type="float" office:value="3.8" calcext:value-type="float">
            <text:p>3.8</text:p>
          </table:table-cell>
          <table:table-cell office:value-type="float" office:value="-4.6" calcext:value-type="float">
            <text:p>-4.6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formula="of:=(([.C9]-[.C8])+([.C10]-[.C9]))/2" office:value-type="float" office:value="1.925" calcext:value-type="float">
            <text:p>1.925</text:p>
          </table:table-cell>
          <table:table-cell table:formula="of:=(([.D9]-[.D8])+([.D10]-[.D9]))/2" office:value-type="float" office:value="-2.5" calcext:value-type="float">
            <text:p>-2.5</text:p>
          </table:table-cell>
          <table:table-cell table:formula="of:=(([.E9]-[.E8])+([.E10]-[.E9]))/2" office:value-type="float" office:value="1.9" calcext:value-type="float">
            <text:p>1.9</text:p>
          </table:table-cell>
          <table:table-cell table:formula="of:=(([.F9]-[.F8])+([.F10]-[.F9]))/2" office:value-type="float" office:value="-2.3" calcext:value-type="float">
            <text:p>-2.3</text:p>
          </table:table-cell>
          <table:table-cell table:formula="of:=(([.G9]-[.G8]))/1" office:value-type="float" office:value="1.97" calcext:value-type="float">
            <text:p>1.97</text:p>
          </table:table-cell>
          <table:table-cell table:formula="of:=(([.H9]-[.H8]))/1" office:value-type="float" office:value="1.61" calcext:value-type="float">
            <text:p>1.61</text:p>
          </table:table-cell>
          <table:table-cell table:formula="of:=(([.I9]-[.I8]))/1" office:value-type="float" office:value="1.97000000000003" calcext:value-type="float">
            <text:p>1.97</text:p>
          </table:table-cell>
          <table:table-cell table:formula="of:=(([.J9]-[.J8]))/1" office:value-type="float" office:value="1.62" calcext:value-type="float">
            <text:p>1.62</text:p>
          </table:table-cell>
          <table:table-cell table:formula="of:=(([.K9]-[.K8]))/1" office:value-type="float" office:value="-2.01000000000002" calcext:value-type="float">
            <text:p>-2.01</text:p>
          </table:table-cell>
          <table:table-cell table:formula="of:=(([.L9]-[.L8]))/1" office:value-type="float" office:value="1.30000000000001" calcext:value-type="float">
            <text:p>1.3</text:p>
          </table:table-cell>
          <table:table-cell table:formula="of:=(([.M9]-[.M8]))/1" office:value-type="float" office:value="-2.00999999999999" calcext:value-type="float">
            <text:p>-2.01</text:p>
          </table:table-cell>
          <table:table-cell table:formula="of:=(([.N9]-[.N8]))/1" office:value-type="float" office:value="1.30000000000001" calcext:value-type="float">
            <text:p>1.3</text:p>
          </table:table-cell>
          <table:table-cell table:formula="of:=(([.O9]-[.O8]))/1" office:value-type="float" office:value="-2.83" calcext:value-type="float">
            <text:p>-2.83</text:p>
          </table:table-cell>
          <table:table-cell table:formula="of:=(([.P9]-[.P8]))/1" office:value-type="float" office:value="-2.69999999999999" calcext:value-type="float">
            <text:p>-2.7</text:p>
          </table:table-cell>
          <table:table-cell table:formula="of:=(([.Q9]-[.Q8]))/1" office:value-type="float" office:value="-2.84" calcext:value-type="float">
            <text:p>-2.84</text:p>
          </table:table-cell>
          <table:table-cell table:formula="of:=(([.R9]-[.R8]))/1" office:value-type="float" office:value="-2.69999999999999" calcext:value-type="float">
            <text:p>-2.7</text:p>
          </table:table-cell>
        </table:table-row>
        <table:table-row table:style-name="ro1">
          <table:table-cell table:number-columns-repeated="2"/>
          <table:table-cell table:formula="of:=[.C10]/[.C9]" office:value-type="float" office:value="1.42592592592593" calcext:value-type="float">
            <text:p>1.4259259259</text:p>
          </table:table-cell>
          <table:table-cell table:formula="of:=[.D10]/[.D9]" office:value-type="float" office:value="2.08333333333333" calcext:value-type="float">
            <text:p>2.0833333333</text:p>
          </table:table-cell>
          <table:table-cell table:formula="of:=[.E10]/[.E9]" office:value-type="float" office:value="1.43396226415094" calcext:value-type="float">
            <text:p>1.4339622642</text:p>
          </table:table-cell>
          <table:table-cell table:formula="of:=[.F10]/[.F9]" office:value-type="float" office:value="1.94915254237288" calcext:value-type="float">
            <text:p>1.9491525424</text:p>
          </table:table-cell>
          <table:table-cell table:formula="of:=[.G9]/[.G8]" office:value-type="float" office:value="1.00943983899564" calcext:value-type="float">
            <text:p>1.009439839</text:p>
          </table:table-cell>
          <table:table-cell/>
          <table:table-cell table:formula="of:=[.I9]/[.I8]-1" office:value-type="float" office:value="0.00944210122699407" calcext:value-type="float">
            <text:p>0.0094421012</text:p>
          </table:table-cell>
          <table:table-cell/>
          <table:table-cell table:formula="of:=[.K9]/[.K8]-1" office:value-type="float" office:value="-0.00967974957861795" calcext:value-type="float">
            <text:p>-0.0096797496</text:p>
          </table:table-cell>
          <table:table-cell table:formula="of:=[.L9]/[.L8]-1" office:value-type="float" office:value="0.00623471296340705" calcext:value-type="float">
            <text:p>0.006234713</text:p>
          </table:table-cell>
          <table:table-cell table:formula="of:=[.M9]/[.M8]-1" office:value-type="float" office:value="-0.00967741935483868" calcext:value-type="float">
            <text:p>-0.0096774194</text:p>
          </table:table-cell>
          <table:table-cell table:formula="of:=[.N9]/[.N8]-1" office:value-type="float" office:value="0.00623590924353623" calcext:value-type="float">
            <text:p>0.0062359092</text:p>
          </table:table-cell>
          <table:table-cell/>
          <table:table-cell table:formula="of:=[.P9]/[.P8]-1" office:value-type="float" office:value="-0.0130763270050368" calcext:value-type="float">
            <text:p>-0.013076327</text:p>
          </table:table-cell>
          <table:table-cell/>
          <table:table-cell table:formula="of:=[.R9]/[.R8]-1" office:value-type="float" office:value="-0.0130731612840749" calcext:value-type="float">
            <text:p>-0.0130731613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tal x-change:</text:p>
          </table:table-cell>
          <table:table-cell table:formula="of:=SUM([.C13]+[.E13]+[.G13]+[.I13]+[.K13]+[.M13]+[.O13]+[.Q13])/8" office:value-type="float" office:value="-0.240624999999998" calcext:value-type="float">
            <text:p>-0.2406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 y-change:</text:p>
          </table:table-cell>
          <table:table-cell table:formula="of:=SUM([.D13]+[.F13]+[.H13]+[.J13]+[.L13]+[.N13]+[.P13]+[.R13])/8" office:value-type="float" office:value="-0.546249999999994" calcext:value-type="float">
            <text:p>-0.5462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otal change:</text:p>
          </table:table-cell>
          <table:table-cell table:style-name="ce1" table:formula="of:=([.C19]+[.C20])/2" office:value-type="float" office:value="-0.393437499999996" calcext:value-type="float">
            <text:p>-0.393437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27:27.062490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9:47:43.229783134</meta:creation-date>
    <dc:date>2016-09-14T16:07:55.586606715</dc:date>
    <meta:editing-duration>PT31M44S</meta:editing-duration>
    <meta:editing-cycles>2</meta:editing-cycles>
    <meta:generator>LibreOffice/5.1.4.2$Linux_X86_64 LibreOffice_project/10m0$Build-2</meta:generator>
    <meta:document-statistic meta:table-count="2" meta:cell-count="205" meta:object-count="0"/>
  </office:meta>
</office:document-meta>
</file>